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2636" officeooo:paragraph-rsid="001b26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processor and header guards</text:p>
      <text:p text:style-name="P1">BY ALEX ON JUNE 3RD, 2007 | LAST MODIFIED BY ALEX ON OCTOBER 12TH, 2015</text:p>
      <text:p text:style-name="P1">The preprocessor is perhaps best thought of as a separate program that runs just before the compiler when you compile your program. Its purpose is to process directives. Directives are specific instructions that start with a # symbol and end with a newline (NOT a semicolon). There are several different types of directives, which we will cover below. The preprocessor is not smart -- it does not understand C++ syntax; rather, it manipulates text before the compiler runs.</text:p>
      <text:p text:style-name="P1"/>
      <text:p text:style-name="P1">Includes</text:p>
      <text:p text:style-name="P1"/>
      <text:p text:style-name="P1">You’ve already seen the #include directive in action. When you #include a file, the preprocessor copies the contents of the included file into the including file at the point of the #include directive. This is useful when you have information that needs to be included in multiple places (as forward declarations often are).</text:p>
      <text:p text:style-name="P1"/>
      <text:p text:style-name="P1">The #include command has two forms:</text:p>
      <text:p text:style-name="P1"/>
      <text:p text:style-name="P1">#include &lt;filename&gt; tells the preprocessor to look for the file in a special place defined by the operating system where header files for the C++ runtime library are held.</text:p>
      <text:p text:style-name="P1"/>
      <text:p text:style-name="P1">#include "filename" tells the preprocessor to look for the file in directory containing the source file doing the #include. If it doesn’t find the header file there, it will check any other include paths that you’ve specified as part of your compiler/IDE settings. That failing, it will act identically to the angled brackets case.</text:p>
      <text:p text:style-name="P1"/>
      <text:p text:style-name="P1">Macro defines</text:p>
      <text:p text:style-name="P1"/>
      <text:p text:style-name="P1">The #define directive can be used to create a macro. A macro is a rule that defines how an input sequence (e.g. an identifier) is converted into a replacement output sequence (e.g. some text).</text:p>
      <text:p text:style-name="P1"/>
      <text:p text:style-name="P1">There are two basic types of macros: object-like macros, and function-like macros.</text:p>
      <text:p text:style-name="P1"/>
      <text:p text:style-name="P1">Function-like macros act like functions, and serve a similar purpose. We will not discuss them, because their use is generally considered dangerous, and almost anything they can do can be done by an (inline) function.</text:p>
      <text:p text:style-name="P1"/>
      <text:p text:style-name="P1">Object-like macros can be defined in one of two ways:</text:p>
      <text:p text:style-name="P1"/>
      <text:p text:style-name="P1">#define identifier</text:p>
      <text:p text:style-name="P1">#define identifier substitution_text</text:p>
      <text:p text:style-name="P1">The top definition has no substitution text, whereas the bottom one does. Because these are preprocessor declarations, note that neither form ends with a semicolon.</text:p>
      <text:p text:style-name="P1"/>
      <text:p text:style-name="P1">Object-like macros with substitution text</text:p>
      <text:p text:style-name="P1"/>
      <text:p text:style-name="P1">Whenever the preprocessor encounters this directive, any further occurrence of ‘identifier’ is replaced by ‘substitution_text’. The identifier is traditionally typed in all capital letters, using underscores to represent spaces.</text:p>
      <text:p text:style-name="P1"/>
      <text:p text:style-name="P1">Consider the following snippet:</text:p>
      <text:p text:style-name="P1"/>
      <text:p text:style-name="P1">1</text:p>
      <text:p text:style-name="P1"><text:soft-page-break/>2</text:p>
      <text:p text:style-name="P1">3</text:p>
      <text:p text:style-name="P1">#define MY_FAVORITE_NUMBER 9</text:p>
      <text:p text:style-name="P1"><text:s/></text:p>
      <text:p text:style-name="P1">std::cout &lt;&lt; "My favorite number is: " &lt;&lt; MY_FAVORITE_NUMBER &lt;&lt; std::endl;</text:p>
      <text:p text:style-name="P1">The preprocessor converts this into the following:</text:p>
      <text:p text:style-name="P1"/>
      <text:p text:style-name="P1">1</text:p>
      <text:p text:style-name="P1">std::cout &lt;&lt; "My favorite number is: " &lt;&lt; 9 &lt;&lt; std::endl;</text:p>
      <text:p text:style-name="P1">Which, when run, prints the output My favorite number is: 9.</text:p>
      <text:p text:style-name="P1"/>
      <text:p text:style-name="P1">We discuss this case (and why you shouldn’t use it) in more detail in section 2.8 -- Literals, symbolic constants, and const variables.</text:p>
      <text:p text:style-name="P1"/>
      <text:p text:style-name="P1">Object-like macros without substitution text</text:p>
      <text:p text:style-name="P1"/>
      <text:p text:style-name="P1">Object-like macros can also be defined without substitution text.</text:p>
      <text:p text:style-name="P1"/>
      <text:p text:style-name="P1">For example:</text:p>
      <text:p text:style-name="P1"/>
      <text:p text:style-name="P1">1</text:p>
      <text:p text:style-name="P1">#define USE_YEN</text:p>
      <text:p text:style-name="P1">Macros of this form work like you might expect: when the identifier is encountered by the preprocessor, it is removed and replaced by nothing!</text:p>
      <text:p text:style-name="P1"/>
      <text:p text:style-name="P1">While this might seem useless, it’s actually used more often than the form with substitution text. We’ll discuss why in the next section, on conditional compilation.</text:p>
      <text:p text:style-name="P1"/>
      <text:p text:style-name="P1">Unlike object-like macros with substitution text, macros of this form are generally considered acceptable to use.</text:p>
      <text:p text:style-name="P1"/>
      <text:p text:style-name="P1">Conditional compilation</text:p>
      <text:p text:style-name="P1"/>
      <text:p text:style-name="P1">The conditional compilation preprocessor directives allow you to specify under what conditions something will or won’t compile. The only conditional compilation directives we are going to cover in this section are #ifdef, #ifndef, and #endif.</text:p>
      <text:p text:style-name="P1"/>
      <text:p text:style-name="P1">The #ifdef preprocessor directive allow the preprocessor to check whether a value has been previously #defined. If so, the code between the #ifdef and corresponding #endif is compiled. If not, the code is ignored.</text:p>
      <text:p text:style-name="P1"/>
      <text:p text:style-name="P1">Consider the following snippet of cod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text:soft-page-break/>#define PRINT_JOE</text:p>
      <text:p text:style-name="P1"><text:s/></text:p>
      <text:p text:style-name="P1">#ifdef PRINT_JOE</text:p>
      <text:p text:style-name="P1">cout &lt;&lt; "Joe" &lt;&lt; endl;</text:p>
      <text:p text:style-name="P1">#endif</text:p>
      <text:p text:style-name="P1"><text:s/></text:p>
      <text:p text:style-name="P1">#ifdef PRINT_BOB</text:p>
      <text:p text:style-name="P1">cout &lt;&lt; "Bob" &lt;&lt; endl;</text:p>
      <text:p text:style-name="P1">#endif</text:p>
      <text:p text:style-name="P1">Because PRINT_JOE has been #defined, the line cout &lt;&lt; "Joe" &lt;&lt; endl; will be compiled. Because PRINT_BOB has not been #defined, the line cout &lt;&lt; "Bob" &lt;&lt; endl; will not be compiled.</text:p>
      <text:p text:style-name="P1"/>
      <text:p text:style-name="P1">#ifndef is the opposite of #ifdef, in that it allows you to check whether a name has NOT been defined yet.</text:p>
      <text:p text:style-name="P1"/>
      <text:p text:style-name="P1">1</text:p>
      <text:p text:style-name="P1">2</text:p>
      <text:p text:style-name="P1">3</text:p>
      <text:p text:style-name="P1">#ifndef PRINT_BOB</text:p>
      <text:p text:style-name="P1">cout &lt;&lt; "Bob" &lt;&lt; endl;</text:p>
      <text:p text:style-name="P1">#endif</text:p>
      <text:p text:style-name="P1">This program prints “Bob”, because PRINT_BOB was never #defined.</text:p>
      <text:p text:style-name="P1"/>
      <text:p text:style-name="P1">Header guards</text:p>
      <text:p text:style-name="P1"/>
      <text:p text:style-name="P1">Because header files can include other header files, it is possible to end up in the situation where a header file gets included multiple times into the same source file. For example, consider the following program:</text:p>
      <text:p text:style-name="P1"/>
      <text:p text:style-name="P1">mymath.h:</text:p>
      <text:p text:style-name="P1"/>
      <text:p text:style-name="P1">1</text:p>
      <text:p text:style-name="P1">2</text:p>
      <text:p text:style-name="P1">3</text:p>
      <text:p text:style-name="P1">4</text:p>
      <text:p text:style-name="P1">5</text:p>
      <text:p text:style-name="P1">// note: This function really should be defined in mymath.cpp, but we're doing it here for the sake of example</text:p>
      <text:p text:style-name="P1">int cardsInDeck()</text:p>
      <text:p text:style-name="P1">{</text:p>
      <text:p text:style-name="P1"><text:s text:c="4"/>return 52;</text:p>
      <text:p text:style-name="P1">}</text:p>
      <text:p text:style-name="P1">add.h:</text:p>
      <text:p text:style-name="P1"/>
      <text:p text:style-name="P1">1</text:p>
      <text:p text:style-name="P1">2</text:p>
      <text:p text:style-name="P1">#include "mymath.h"</text:p>
      <text:p text:style-name="P1">int add(int x, int y); // defined in add.cpp</text:p>
      <text:p text:style-name="P1">subtract.h:</text:p>
      <text:p text:style-name="P1"/>
      <text:p text:style-name="P1">1</text:p>
      <text:p text:style-name="P1">2</text:p>
      <text:p text:style-name="P1"><text:soft-page-break/>#include "mymath.h"</text:p>
      <text:p text:style-name="P1">int subtract(int x, int y); // defined in subtract.cpp</text:p>
      <text:p text:style-name="P1">main.cpp:</text:p>
      <text:p text:style-name="P1"/>
      <text:p text:style-name="P1">1</text:p>
      <text:p text:style-name="P1">2</text:p>
      <text:p text:style-name="P1">3</text:p>
      <text:p text:style-name="P1">4</text:p>
      <text:p text:style-name="P1">#include "add.h"</text:p>
      <text:p text:style-name="P1">#include "subtract.h"</text:p>
      <text:p text:style-name="P1"><text:s/></text:p>
      <text:p text:style-name="P1">// rest of main.cpp, including main() here</text:p>
      <text:p text:style-name="P1">When we include add.h, it brings in both mymath.h and the prototype for add(). When we include subtract.h, it brings in both mymath.h (again) and the prototype for subtract(). Consequently, the contents of mymath.h will have been included twice in main.cpp, which would cause the compiler to complain about cardsInDeck() being defined twice in the same place.</text:p>
      <text:p text:style-name="P1"/>
      <text:p text:style-name="P1">To prevent this from happening, we use header guards, which are conditional compilation directives that take the following form:</text:p>
      <text:p text:style-name="P1"/>
      <text:p text:style-name="P1">1</text:p>
      <text:p text:style-name="P1">2</text:p>
      <text:p text:style-name="P1">3</text:p>
      <text:p text:style-name="P1">4</text:p>
      <text:p text:style-name="P1">5</text:p>
      <text:p text:style-name="P1">6</text:p>
      <text:p text:style-name="P1">#ifndef SOME_UNIQUE_NAME_HERE</text:p>
      <text:p text:style-name="P1">#define SOME_UNIQUE_NAME_HERE</text:p>
      <text:p text:style-name="P1"><text:s/></text:p>
      <text:p text:style-name="P1">// your declarations here</text:p>
      <text:p text:style-name="P1"><text:s/></text:p>
      <text:p text:style-name="P1">#endif</text:p>
      <text:p text:style-name="P1">When this header is included, the first thing it does is check whether SOME_UNIQUE_NAME_HERE has been previously defined. If this is the first time we’ve included the header, SOME_UNIQUE_NAME_HERE will not have been defined. Consequently, it #defines SOME_UNIQUE_NAME_HERE and includes the contents of the file. If we’ve included the header before, SOME_UNIQUE_NAME_HERE will already have been defined from the first time the contents of the header were included. Consequently, the entire header will be ignored.</text:p>
      <text:p text:style-name="P1"/>
      <text:p text:style-name="P1">All of your header files should have header guards on them. SOME_UNIQUE_NAME_HERE can be any name you want, but typically the name of the header file with a _H appended to it is used. For example, add.h would have the header guard:</text:p>
      <text:p text:style-name="P1"/>
      <text:p text:style-name="P1">1</text:p>
      <text:p text:style-name="P1">2</text:p>
      <text:p text:style-name="P1">3</text:p>
      <text:p text:style-name="P1">4</text:p>
      <text:p text:style-name="P1">5</text:p>
      <text:p text:style-name="P1">6</text:p>
      <text:p text:style-name="P1">#ifndef ADD_H</text:p>
      <text:p text:style-name="P1">#define ADD_H</text:p>
      <text:p text:style-name="P1"><text:s/></text:p>
      <text:p text:style-name="P1"><text:soft-page-break/>// your declarations here</text:p>
      <text:p text:style-name="P1"><text:s/></text:p>
      <text:p text:style-name="P1">#endif</text:p>
      <text:p text:style-name="P1">Even the standard library includes use header guards. If you were to take a look at the iostream header file from Visual Studio 2005 Express, you would see:</text:p>
      <text:p text:style-name="P1"/>
      <text:p text:style-name="P1">1</text:p>
      <text:p text:style-name="P1">2</text:p>
      <text:p text:style-name="P1">3</text:p>
      <text:p text:style-name="P1">4</text:p>
      <text:p text:style-name="P1">5</text:p>
      <text:p text:style-name="P1">6</text:p>
      <text:p text:style-name="P1">#ifndef _IOSTREAM_</text:p>
      <text:p text:style-name="P1">#define _IOSTREAM_</text:p>
      <text:p text:style-name="P1"><text:s/></text:p>
      <text:p text:style-name="P1">// content here</text:p>
      <text:p text:style-name="P1"><text:s/></text:p>
      <text:p text:style-name="P1">#endif</text:p>
      <text:p text:style-name="P1">Updating our mymath.h example with header guards</text:p>
      <text:p text:style-name="P1"/>
      <text:p text:style-name="P1">Let’s return to the mymath.h example, as we last saw it:</text:p>
      <text:p text:style-name="P1"/>
      <text:p text:style-name="P1">mymath.h:</text:p>
      <text:p text:style-name="P1"/>
      <text:p text:style-name="P1">1</text:p>
      <text:p text:style-name="P1">2</text:p>
      <text:p text:style-name="P1">3</text:p>
      <text:p text:style-name="P1">4</text:p>
      <text:p text:style-name="P1">5</text:p>
      <text:p text:style-name="P1">// note: This function really should be defined in mymath.cpp, but we're doing it here for the sake of example</text:p>
      <text:p text:style-name="P1">int cardsInDeck()</text:p>
      <text:p text:style-name="P1">{</text:p>
      <text:p text:style-name="P1"><text:s text:c="4"/>return 52;</text:p>
      <text:p text:style-name="P1">}</text:p>
      <text:p text:style-name="P1">add.h:</text:p>
      <text:p text:style-name="P1"/>
      <text:p text:style-name="P1">1</text:p>
      <text:p text:style-name="P1">2</text:p>
      <text:p text:style-name="P1">#include "mymath.h"</text:p>
      <text:p text:style-name="P1">int add(int x, int y); // defined in add.cpp (not shown here)</text:p>
      <text:p text:style-name="P1">subtract.h:</text:p>
      <text:p text:style-name="P1"/>
      <text:p text:style-name="P1">1</text:p>
      <text:p text:style-name="P1">2</text:p>
      <text:p text:style-name="P1">#include "mymath.h"</text:p>
      <text:p text:style-name="P1">int subtract(int x, int y); // defined in subtract.cpp (not shown here)</text:p>
      <text:p text:style-name="P1">main.cpp:</text:p>
      <text:p text:style-name="P1"/>
      <text:p text:style-name="P1">1</text:p>
      <text:p text:style-name="P1">2</text:p>
      <text:p text:style-name="P1">3</text:p>
      <text:p text:style-name="P1"><text:soft-page-break/>4</text:p>
      <text:p text:style-name="P1">5</text:p>
      <text:p text:style-name="P1">6</text:p>
      <text:p text:style-name="P1">7</text:p>
      <text:p text:style-name="P1">#include "add.h"</text:p>
      <text:p text:style-name="P1">#include "subtract.h"</text:p>
      <text:p text:style-name="P1"><text:s/></text:p>
      <text:p text:style-name="P1">int main()</text:p>
      <text:p text:style-name="P1">{</text:p>
      <text:p text:style-name="P1"><text:s text:c="4"/>return 0;</text:p>
      <text:p text:style-name="P1">}</text:p>
      <text:p text:style-name="P1">To prevent cardsInDeck() being included twice, we can add header guards to mymath.h.</text:p>
      <text:p text:style-name="P1"/>
      <text:p text:style-name="P1">mymath.h with header guard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ifndef MYMATH_H</text:p>
      <text:p text:style-name="P1">#define MYMATH_H</text:p>
      <text:p text:style-name="P1"><text:s/></text:p>
      <text:p text:style-name="P1">// note: This function really should be defined in mymath.cpp, but we're doing it here for the sake of example</text:p>
      <text:p text:style-name="P1">int cardsInDeck()</text:p>
      <text:p text:style-name="P1">{</text:p>
      <text:p text:style-name="P1"><text:s text:c="4"/>return 52;</text:p>
      <text:p text:style-name="P1">}</text:p>
      <text:p text:style-name="P1"><text:s/></text:p>
      <text:p text:style-name="P1">#endif</text:p>
      <text:p text:style-name="P1">Now, main.cpp #includes add.h, which #includes mymath.h. Since MYMATH_H has not been defined yet, the contents of mymath.h (including cardsInDeck()) are pulled in and MYMATH_H is defined. main.cpp then #includes subtract.h, which #includes mymath.h. Since MYMATH_H has now been defined, the contents of mymath.h are skipped.</text:p>
      <text:p text:style-name="P1"/>
      <text:p text:style-name="P1">By adding the header guard, we’ve ensured that the contents of mymath.h are only included once in main.cpp.</text:p>
      <text:p text:style-name="P1"/>
      <text:p text:style-name="P1">For good form, we should also add header guards to add.h and subtract.h.</text:p>
      <text:p text:style-name="P1"/>
      <text:p text:style-name="P1">#pragma once</text:p>
      <text:p text:style-name="P1"/>
      <text:p text:style-name="P1">Many compilers support an simpler, alternate form of header guards using the #pragma directive:</text:p>
      <text:p text:style-name="P1"/>
      <text:p text:style-name="P1">1</text:p>
      <text:p text:style-name="P1">2</text:p>
      <text:p text:style-name="P1"><text:soft-page-break/>3</text:p>
      <text:p text:style-name="P1">#pragma once</text:p>
      <text:p text:style-name="P1"><text:s/></text:p>
      <text:p text:style-name="P1">// your code here</text:p>
      <text:p text:style-name="P1">#pragma once serves the same purpose as header guards, and has the added benefit of being shorter and less error-prone. The stdafx.h file that Visual Studio includes in projects that use precompiled headers makes use of this directive in place of header guards.</text:p>
      <text:p text:style-name="P1"/>
      <text:p text:style-name="P1">However, #pragma once is not an official part of the C++ language, and not all compilers support it (although most modern compilers do).</text:p>
      <text:p text:style-name="P1"/>
      <text:p text:style-name="P1">For compatibility purposes, we recommend sticking to header guards.</text:p>
      <text:p text:style-name="P1"/>
      <text:p text:style-name="P1">Summary</text:p>
      <text:p text:style-name="P1"/>
      <text:p text:style-name="P1">Header guards are designed to ensure that the contents of a header file is are not copied more than once into any single file (to prevent duplicate definitions). However, header guards do not prevent the contents of a header file from being copied (once) into multiple different project files (such as add.h and subtract.h in the example above). This is a good thing, because we often need to reference the contents of a header from different project files.</text:p>
      <text:p text:style-name="P1"/>
      <text:p text:style-name="P1">Quiz</text:p>
      <text:p text:style-name="P1"/>
      <text:p text:style-name="P1">1) Using the mymath.h example above, add header guards to files add.h and subtract.h.</text:p>
      <text:p text:style-name="P1"/>
      <text:p text:style-name="P1">Quiz Answers</text:p>
      <text:p text:style-name="P1"/>
      <text:p text:style-name="P1">1) Hide Solution</text:p>
      <text:p text:style-name="P1"/>
      <text:p text:style-name="P1">add.h:</text:p>
      <text:p text:style-name="P1"/>
      <text:p text:style-name="P1">1</text:p>
      <text:p text:style-name="P1">2</text:p>
      <text:p text:style-name="P1">3</text:p>
      <text:p text:style-name="P1">4</text:p>
      <text:p text:style-name="P1">5</text:p>
      <text:p text:style-name="P1">6</text:p>
      <text:p text:style-name="P1">7</text:p>
      <text:p text:style-name="P1">#ifndef ADD_H</text:p>
      <text:p text:style-name="P1">#define ADD_H</text:p>
      <text:p text:style-name="P1"><text:s/></text:p>
      <text:p text:style-name="P1">#include "mymath.h"</text:p>
      <text:p text:style-name="P1">int add(int x, int y);</text:p>
      <text:p text:style-name="P1"><text:s/></text:p>
      <text:p text:style-name="P1">#endif</text:p>
      <text:p text:style-name="P1">subtract.h:</text:p>
      <text:p text:style-name="P1"/>
      <text:p text:style-name="P1">1</text:p>
      <text:p text:style-name="P1">2</text:p>
      <text:p text:style-name="P1">3</text:p>
      <text:p text:style-name="P1">4</text:p>
      <text:p text:style-name="P1">5</text:p>
      <text:p text:style-name="P1"><text:soft-page-break/>6</text:p>
      <text:p text:style-name="P1">7</text:p>
      <text:p text:style-name="P1">#ifndef SUBTRACT_H</text:p>
      <text:p text:style-name="P1">#define SUBTRACT_H</text:p>
      <text:p text:style-name="P1"><text:s/></text:p>
      <text:p text:style-name="P1">#include "mymath.h"</text:p>
      <text:p text:style-name="P1">int subtract(int x, int y);</text:p>
      <text:p text:style-name="P1"><text:s/></text:p>
      <text:p text:style-name="P1">#end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14:19:15.017295709</meta:creation-date>
    <dc:date>2016-03-13T14:21:55.597027798</dc:date>
    <meta:editing-duration>P0D</meta:editing-duration>
    <meta:editing-cycles>1</meta:editing-cycles>
    <meta:document-statistic meta:table-count="0" meta:image-count="0" meta:object-count="0" meta:page-count="8" meta:paragraph-count="252" meta:word-count="1588" meta:character-count="9485" meta:non-whitespace-character-count="8097"/>
    <meta:generator>LibreOffice/4.2.8.2$Linux_X86_64 LibreOffice_project/420m0$Build-2</meta:generator>
  </office:meta>
</office:document-meta>
</file>